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5A00000690F88C3976C39E6E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f6f" officeooo:paragraph-rsid="00143f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7.651cm, 18.56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Subversion Edge</text:p>
      <text:p text:style-name="P1"/>
      <text:p text:style-name="P1"><draw:frame draw:style-name="fr1" draw:name="Imatge1" text:anchor-type="paragraph" svg:x="0cm" svg:y="0cm" svg:width="10.296cm" svg:height="6.276cm" draw:z-index="0"><draw:image xlink:href="Pictures/1000000000000A5A00000690F88C3976C39E6E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 funciona el li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2:59:35.726477830</meta:creation-date>
    <dc:date>2019-11-29T13:05:05.346386408</dc:date>
    <meta:editing-duration>PT5M30S</meta:editing-duration>
    <meta:editing-cycles>1</meta:editing-cycles>
    <meta:document-statistic meta:table-count="0" meta:image-count="1" meta:object-count="0" meta:page-count="1" meta:paragraph-count="2" meta:word-count="7" meta:character-count="38" meta:non-whitespace-character-count="33"/>
    <meta:generator>LibreOffice/6.0.7.3$Linux_X86_64 LibreOffice_project/00m0$Build-3</meta:generator>
  </office:meta>
</office:document-meta>
</file>